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fo:font-size="12pt" style:font-size-asian="12pt" style:font-size-complex="12pt" style:text-underline-type="single" style:text-underline-style="solid" style:text-underline-width="auto" style:text-underline-mode="continuous"/>
    </style:style>
    <style:style style:name="P2" style:parent-style-name="Standard" style:family="paragraph">
      <style:text-properties style:font-size-complex="12pt"/>
    </style:style>
    <style:style style:name="P3" style:parent-style-name="Standard" style:family="paragraph">
      <style:text-properties fo:font-size="12pt" style:font-size-asian="12pt" style:font-size-complex="12pt" style:text-underline-type="single" style:text-underline-style="solid" style:text-underline-width="auto" style:text-underline-mode="continuous"/>
    </style:style>
    <style:style style:name="P4" style:parent-style-name="Standard" style:family="paragraph">
      <style:paragraph-properties fo:margin-left="0.4916in">
        <style:tab-stops/>
      </style:paragraph-properties>
      <style:text-properties fo:font-size="12pt" style:font-size-asian="12pt" style:font-size-complex="12pt" style:text-underline-type="single" style:text-underline-style="solid" style:text-underline-width="auto" style:text-underline-mode="continuous"/>
    </style:style>
    <style:style style:name="P5" style:parent-style-name="Standard" style:family="paragraph">
      <style:paragraph-properties fo:margin-left="0.4916in">
        <style:tab-stops/>
      </style:paragraph-properties>
    </style:style>
    <style:style style:name="T6" style:parent-style-name="Absatz-Standardschriftart" style:family="text">
      <style:text-properties fo:font-style="italic" style:font-style-asian="italic"/>
    </style:style>
    <style:style style:name="P7" style:parent-style-name="Standard" style:family="paragraph">
      <style:paragraph-properties fo:margin-left="0.4916in">
        <style:tab-stops/>
      </style:paragraph-properties>
      <style:text-properties fo:font-size="12pt" style:font-size-asian="12pt" style:text-underline-type="single" style:text-underline-style="solid" style:text-underline-width="auto" style:text-underline-mode="continuous"/>
    </style:style>
    <style:style style:name="P8" style:parent-style-name="Standard" style:family="paragraph">
      <style:paragraph-properties fo:margin-left="0.4916in">
        <style:tab-stops/>
      </style:paragraph-properties>
    </style:style>
    <style:style style:name="T9" style:parent-style-name="Absatz-Standardschriftart" style:family="text">
      <style:text-properties fo:font-style="italic" style:font-style-asian="italic"/>
    </style:style>
    <style:style style:name="T10" style:parent-style-name="Absatz-Standardschriftart" style:family="text">
      <style:text-properties fo:font-style="italic" style:font-style-asian="italic"/>
    </style:style>
    <style:style style:name="P11" style:parent-style-name="Standard" style:family="paragraph">
      <style:text-properties fo:font-size="12pt" style:font-size-asian="12pt" style:font-size-complex="10pt" style:text-underline-type="single" style:text-underline-style="solid" style:text-underline-width="auto" style:text-underline-mode="continuous"/>
    </style:style>
    <style:style style:name="P12" style:parent-style-name="Standard" style:family="paragraph">
      <style:paragraph-properties fo:text-indent="0.25in"/>
    </style:style>
    <style:style style:name="T13" style:parent-style-name="Absatz-Standardschriftart" style:family="text">
      <style:text-properties fo:font-size="12pt" style:font-size-asian="12pt" style:font-size-complex="10pt" style:text-underline-type="single" style:text-underline-style="solid" style:text-underline-width="auto" style:text-underline-mode="continuous"/>
    </style:style>
    <style:style style:name="P14" style:parent-style-name="Standard" style:family="paragraph">
      <style:paragraph-properties fo:margin-left="0.25in">
        <style:tab-stops/>
      </style:paragraph-properties>
      <style:text-properties style:font-size-complex="10pt"/>
    </style:style>
    <style:style style:name="P15" style:parent-style-name="Standard" style:family="paragraph">
      <style:paragraph-properties fo:margin-left="0.25in">
        <style:tab-stops/>
      </style:paragraph-properties>
    </style:style>
    <style:style style:name="T16" style:parent-style-name="Absatz-Standardschriftart" style:family="text">
      <style:text-properties style:font-size-complex="10pt"/>
    </style:style>
    <style:style style:name="T17" style:parent-style-name="Absatz-Standardschriftart" style:family="text">
      <style:text-properties style:font-size-complex="10pt"/>
    </style:style>
    <style:style style:name="T18" style:parent-style-name="Fußnotenzeichen" style:family="text">
      <style:text-properties style:font-size-complex="10pt"/>
    </style:style>
    <style:style style:name="T19" style:parent-style-name="reference-text" style:family="text">
      <style:text-properties fo:font-style="italic" style:font-style-asian="italic"/>
    </style:style>
    <style:style style:name="T20" style:parent-style-name="reference-text" style:family="text">
      <style:text-properties fo:language="de" fo:country="DE"/>
    </style:style>
    <style:style style:name="T21" style:parent-style-name="reference-text" style:family="text">
      <style:text-properties fo:language="de" fo:country="DE"/>
    </style:style>
    <style:style style:name="T22" style:parent-style-name="Absatz-Standardschriftart" style:family="text">
      <style:text-properties style:font-size-complex="10pt"/>
    </style:style>
    <style:style style:name="T23" style:parent-style-name="Absatz-Standardschriftart" style:family="text">
      <style:text-properties style:font-size-complex="10pt"/>
    </style:style>
    <style:style style:name="T24" style:parent-style-name="Absatz-Standardschriftart" style:family="text">
      <style:text-properties fo:font-style="italic" style:font-style-asian="italic" style:font-size-complex="10pt"/>
    </style:style>
    <style:style style:name="P25" style:parent-style-name="Standard" style:family="paragraph">
      <style:paragraph-properties fo:margin-left="0.25in">
        <style:tab-stops/>
      </style:paragraph-properties>
      <style:text-properties style:font-size-complex="10pt"/>
    </style:style>
    <style:style style:name="P26" style:parent-style-name="Standard" style:family="paragraph">
      <style:paragraph-properties fo:text-indent="0.25in"/>
      <style:text-properties fo:font-size="12pt" style:font-size-asian="12pt" style:font-size-complex="10pt" style:text-underline-type="single" style:text-underline-style="solid" style:text-underline-width="auto" style:text-underline-mode="continuous"/>
    </style:style>
    <style:style style:name="P27" style:parent-style-name="Standard" style:family="paragraph">
      <style:paragraph-properties fo:margin-left="0.25in">
        <style:tab-stops/>
      </style:paragraph-properties>
      <style:text-properties fo:hyphenate="true"/>
    </style:style>
    <style:style style:name="T28" style:parent-style-name="Absatz-Standardschriftart" style:family="text">
      <style:text-properties style:font-size-complex="10pt"/>
    </style:style>
    <style:style style:name="T29" style:parent-style-name="Absatz-Standardschriftart" style:family="text">
      <style:text-properties style:font-size-complex="10pt"/>
    </style:style>
    <style:style style:name="T30" style:parent-style-name="Absatz-Standardschriftart" style:family="text">
      <style:text-properties style:font-size-complex="10pt"/>
    </style:style>
    <style:style style:name="T31" style:parent-style-name="Absatz-Standardschriftart" style:family="text">
      <style:text-properties style:font-size-complex="10pt"/>
    </style:style>
    <style:style style:name="T32" style:parent-style-name="Absatz-Standardschriftart" style:family="text">
      <style:text-properties style:font-size-complex="10pt"/>
    </style:style>
    <style:style style:name="T33" style:parent-style-name="Fußnotenzeichen" style:family="text">
      <style:text-properties style:font-size-complex="10pt"/>
    </style:style>
    <style:style style:name="T34" style:parent-style-name="Absatz-Standardschriftart" style:family="text">
      <style:text-properties fo:language="de" fo:country="DE"/>
    </style:style>
    <style:style style:name="T35" style:parent-style-name="Absatz-Standardschriftart" style:family="text">
      <style:text-properties fo:font-style="italic" style:font-style-asian="italic"/>
    </style:style>
    <style:style style:name="T36" style:parent-style-name="Absatz-Standardschriftart" style:family="text">
      <style:text-properties fo:font-style="italic" style:font-style-asian="italic" style:text-position="super 65%"/>
    </style:style>
    <style:style style:name="T37" style:parent-style-name="Absatz-Standardschriftart" style:family="text">
      <style:text-properties fo:font-style="italic" style:font-style-asian="italic"/>
    </style:style>
    <style:style style:name="T38" style:parent-style-name="Absatz-Standardschriftart" style:family="text">
      <style:text-properties style:font-size-complex="10pt"/>
    </style:style>
    <style:style style:name="T39" style:parent-style-name="Absatz-Standardschriftart" style:family="text">
      <style:text-properties style:font-size-complex="10pt"/>
    </style:style>
    <style:style style:name="T40" style:parent-style-name="Absatz-Standardschriftart" style:family="text">
      <style:text-properties style:font-size-complex="10pt"/>
    </style:style>
    <style:style style:name="T41" style:parent-style-name="Absatz-Standardschriftart" style:family="text">
      <style:text-properties style:font-size-complex="10pt"/>
    </style:style>
    <style:style style:name="T42" style:parent-style-name="Fußnotenzeichen" style:family="text">
      <style:text-properties style:font-size-complex="10pt"/>
    </style:style>
    <style:style style:name="T43" style:parent-style-name="Absatz-Standardschriftart" style:family="text">
      <style:text-properties fo:font-style="italic" style:font-style-asian="italic" style:font-style-complex="italic"/>
    </style:style>
    <style:style style:name="P44" style:parent-style-name="Standard" style:family="paragraph">
      <style:paragraph-properties fo:margin-left="0.25in">
        <style:tab-stops/>
      </style:paragraph-properties>
      <style:text-properties fo:hyphenate="true"/>
    </style:style>
    <style:style style:name="P45" style:parent-style-name="Standard" style:family="paragraph">
      <style:paragraph-properties fo:margin-left="0.25in">
        <style:tab-stops/>
      </style:paragraph-properties>
      <style:text-properties fo:hyphenate="true"/>
    </style:style>
    <style:style style:name="P46" style:parent-style-name="Standard" style:family="paragraph">
      <style:paragraph-properties fo:margin-left="0.25in">
        <style:tab-stops/>
      </style:paragraph-properties>
      <style:text-properties style:font-size-complex="10pt" fo:hyphenate="true"/>
    </style:style>
    <style:style style:name="P47" style:parent-style-name="Standard" style:family="paragraph">
      <style:text-properties fo:hyphenate="true"/>
    </style:style>
    <style:style style:name="T48" style:parent-style-name="Absatz-Standardschriftart" style:family="text">
      <style:text-properties style:font-size-complex="10pt"/>
    </style:style>
    <style:style style:name="T49" style:parent-style-name="Absatz-Standardschriftart" style:family="text">
      <style:text-properties style:font-size-complex="10pt"/>
    </style:style>
    <style:style style:name="T50" style:parent-style-name="Absatz-Standardschriftart" style:family="text">
      <style:text-properties style:font-size-complex="10pt"/>
    </style:style>
    <style:style style:name="T51" style:parent-style-name="Absatz-Standardschriftart" style:family="text">
      <style:text-properties style:font-name-asian="Times New Roman" style:font-size-complex="15pt"/>
    </style:style>
    <style:style style:name="T52" style:parent-style-name="Fußnotenzeichen" style:family="text">
      <style:text-properties style:font-name-asian="Times New Roman" style:font-size-complex="15pt"/>
    </style:style>
    <style:style style:name="T53" style:parent-style-name="Absatz-Standardschriftart" style:family="text">
      <style:text-properties fo:font-style="italic" style:font-style-asian="italic" style:font-style-complex="italic"/>
    </style:style>
    <style:style style:name="T54" style:parent-style-name="Absatz-Standardschriftart" style:family="text">
      <style:text-properties style:font-name-asian="Times New Roman" style:font-size-complex="15pt"/>
    </style:style>
    <style:style style:name="T55" style:parent-style-name="Absatz-Standardschriftart" style:family="text">
      <style:text-properties style:font-size-complex="10pt"/>
    </style:style>
    <style:style style:name="T56" style:parent-style-name="Absatz-Standardschriftart" style:family="text">
      <style:text-properties style:font-size-complex="10pt"/>
    </style:style>
    <style:style style:name="T57" style:parent-style-name="Absatz-Standardschriftart" style:family="text">
      <style:text-properties style:font-size-complex="10pt"/>
    </style:style>
    <style:style style:name="T58" style:parent-style-name="Absatz-Standardschriftart" style:family="text">
      <style:text-properties style:font-size-complex="10pt"/>
    </style:style>
    <style:style style:name="T59" style:parent-style-name="Absatz-Standardschriftart" style:family="text">
      <style:text-properties style:font-size-complex="10pt"/>
    </style:style>
    <style:style style:name="T60" style:parent-style-name="Absatz-Standardschriftart" style:family="text">
      <style:text-properties style:font-size-complex="10pt"/>
    </style:style>
    <style:style style:name="T61" style:parent-style-name="Absatz-Standardschriftart" style:family="text">
      <style:text-properties style:font-size-complex="10pt"/>
    </style:style>
    <style:style style:name="T62" style:parent-style-name="Absatz-Standardschriftart" style:family="text">
      <style:text-properties style:font-size-complex="10pt"/>
    </style:style>
    <style:style style:name="T63" style:parent-style-name="Absatz-Standardschriftart" style:family="text">
      <style:text-properties style:font-size-complex="10pt"/>
    </style:style>
    <style:style style:name="T64" style:parent-style-name="Absatz-Standardschriftart" style:family="text">
      <style:text-properties style:font-size-complex="10pt"/>
    </style:style>
    <style:style style:name="T65" style:parent-style-name="Absatz-Standardschriftart" style:family="text">
      <style:text-properties style:font-size-complex="10pt"/>
    </style:style>
    <style:style style:name="T66" style:parent-style-name="Absatz-Standardschriftart" style:family="text">
      <style:text-properties style:font-size-complex="10pt"/>
    </style:style>
    <style:style style:name="T67" style:parent-style-name="Absatz-Standardschriftart" style:family="text">
      <style:text-properties style:font-size-complex="10pt"/>
    </style:style>
    <style:style style:name="T68" style:parent-style-name="Absatz-Standardschriftart" style:family="text">
      <style:text-properties style:font-size-complex="10pt"/>
    </style:style>
    <style:style style:name="T69" style:parent-style-name="Absatz-Standardschriftart" style:family="text">
      <style:text-properties style:font-size-complex="10pt"/>
    </style:style>
    <style:style style:name="T70" style:parent-style-name="Absatz-Standardschriftart" style:family="text">
      <style:text-properties style:font-size-complex="10pt"/>
    </style:style>
    <style:style style:name="T71" style:parent-style-name="Absatz-Standardschriftart" style:family="text">
      <style:text-properties style:font-size-complex="10pt"/>
    </style:style>
    <style:style style:name="T72" style:parent-style-name="Absatz-Standardschriftart" style:family="text">
      <style:text-properties style:font-size-complex="10pt"/>
    </style:style>
    <style:style style:name="T73" style:parent-style-name="Absatz-Standardschriftart" style:family="text">
      <style:text-properties style:font-size-complex="10pt"/>
    </style:style>
    <style:style style:name="T74" style:parent-style-name="Absatz-Standardschriftart" style:family="text">
      <style:text-properties style:font-size-complex="10pt"/>
    </style:style>
    <style:style style:name="T75" style:parent-style-name="Absatz-Standardschriftart" style:family="text">
      <style:text-properties style:font-size-complex="10pt"/>
    </style:style>
    <style:style style:name="T76" style:parent-style-name="Absatz-Standardschriftart" style:family="text">
      <style:text-properties style:font-size-complex="10pt"/>
    </style:style>
    <style:style style:name="T77" style:parent-style-name="Absatz-Standardschriftart" style:family="text">
      <style:text-properties style:font-size-complex="10pt"/>
    </style:style>
    <style:style style:name="T78" style:parent-style-name="Absatz-Standardschriftart" style:family="text">
      <style:text-properties style:font-size-complex="10pt"/>
    </style:style>
    <style:style style:name="T79" style:parent-style-name="Absatz-Standardschriftart" style:family="text">
      <style:text-properties style:font-size-complex="10pt"/>
    </style:style>
    <style:style style:name="T80" style:parent-style-name="Absatz-Standardschriftart" style:family="text">
      <style:text-properties style:font-size-complex="10pt"/>
    </style:style>
    <style:style style:name="T81" style:parent-style-name="Absatz-Standardschriftart" style:family="text">
      <style:text-properties fo:font-style="italic" style:font-style-asian="italic"/>
    </style:style>
    <style:style style:name="T82" style:parent-style-name="Absatz-Standardschriftart" style:family="text">
      <style:text-properties fo:font-style="italic" style:font-style-asian="italic" style:text-position="super 65%"/>
    </style:style>
    <style:style style:name="T83" style:parent-style-name="Absatz-Standardschriftart" style:family="text">
      <style:text-properties fo:font-style="italic" style:font-style-asian="italic"/>
    </style:style>
    <style:style style:name="T84" style:parent-style-name="Absatz-Standardschriftart" style:family="text">
      <style:text-properties fo:font-style="italic" style:font-style-asian="italic"/>
    </style:style>
    <style:style style:name="T85" style:parent-style-name="Absatz-Standardschriftart" style:family="text">
      <style:text-properties fo:font-size="12pt" style:font-size-asian="12pt" style:text-underline-type="single" style:text-underline-style="solid" style:text-underline-width="auto" style:text-underline-mode="continuous"/>
    </style:style>
    <style:style style:name="T86" style:parent-style-name="Absatz-Standardschriftart" style:family="text">
      <style:text-properties fo:font-size="12pt" style:font-size-asian="12pt"/>
    </style:style>
    <style:style style:name="T87" style:parent-style-name="Absatz-Standardschriftart" style:family="text">
      <style:text-properties fo:font-style="italic" style:font-style-asian="italic"/>
    </style:style>
    <style:style style:name="T88" style:parent-style-name="Absatz-Standardschriftart" style:family="text">
      <style:text-properties fo:font-size="12pt" style:font-size-asian="12pt"/>
    </style:style>
    <style:style style:name="T89" style:parent-style-name="reference-text" style:family="text">
      <style:text-properties fo:font-style="italic" style:font-style-asian="italic"/>
    </style:style>
    <style:style style:name="T90" style:parent-style-name="reference-text" style:family="text">
      <style:text-properties fo:language="de" fo:country="DE"/>
    </style:style>
    <style:style style:name="T91" style:parent-style-name="Absatz-Standardschriftart" style:family="text">
      <style:text-properties fo:font-size="12pt" style:font-size-asian="12pt" fo:language="de" fo:country="DE"/>
    </style:style>
    <style:style style:name="T92" style:parent-style-name="Absatz-Standardschriftart" style:family="text">
      <style:text-properties fo:language="de" fo:country="DE"/>
    </style:style>
    <style:style style:name="T93" style:parent-style-name="Absatz-Standardschriftart" style:family="text">
      <style:text-properties fo:font-style="italic" style:font-style-asian="italic"/>
    </style:style>
    <style:style style:name="T94" style:parent-style-name="Absatz-Standardschriftart" style:family="text">
      <style:text-properties fo:font-style="italic" style:font-style-asian="italic" style:text-position="super 63.6%"/>
    </style:style>
    <style:style style:name="T95" style:parent-style-name="Absatz-Standardschriftart" style:family="text">
      <style:text-properties fo:font-style="italic" style:font-style-asian="italic"/>
    </style:style>
    <style:style style:name="T96" style:parent-style-name="Absatz-Standardschriftart" style:family="text">
      <style:text-properties fo:font-size="12pt" style:font-size-asian="12pt"/>
    </style:style>
    <style:style style:name="T97" style:parent-style-name="Absatz-Standardschriftart" style:family="text">
      <style:text-properties fo:font-style="italic" style:font-style-asian="italic" style:font-style-complex="italic"/>
    </style:style>
    <style:style style:name="T98" style:parent-style-name="Absatz-Standardschriftart" style:family="text">
      <style:text-properties fo:font-size="12pt" style:font-size-asian="12pt"/>
    </style:style>
    <style:style style:name="T99" style:parent-style-name="Absatz-Standardschriftart" style:family="text">
      <style:text-properties fo:font-style="italic" style:font-style-asian="italic" style:font-style-complex="italic"/>
    </style:style>
    <style:style style:name="T100" style:parent-style-name="Absatz-Standardschriftart" style:family="text">
      <style:text-properties fo:font-size="12pt" style:font-size-asian="12pt"/>
    </style:style>
    <style:style style:name="T101" style:parent-style-name="Absatz-Standardschriftart" style:family="text">
      <style:text-properties fo:font-style="italic" style:font-style-asian="italic"/>
    </style:style>
    <style:style style:name="T102" style:parent-style-name="Absatz-Standardschriftart" style:family="text">
      <style:text-properties fo:font-style="italic" style:font-style-asian="italic" style:text-position="super 63.6%"/>
    </style:style>
    <style:style style:name="T103" style:parent-style-name="Absatz-Standardschriftart" style:family="text">
      <style:text-properties fo:font-style="italic" style:font-style-asian="italic"/>
    </style:style>
    <style:style style:name="T104" style:parent-style-name="Absatz-Standardschriftart" style:family="text">
      <style:text-properties fo:font-style="italic" style:font-style-asian="italic"/>
    </style:style>
  </office:automatic-styles>
  <office:body>
    <office:text text:use-soft-page-breaks="true">
      <text:p text:style-name="P1">Question: Which concepts does Marx draw from philosophy – how are these concepts similar or different from those in the work of Hegel? How do these concepts shape the overall framework<text:s/>of Marx?</text:p>
      <text:p text:style-name="P2">The answer to the above given question is structured in a comparison of Hegel´s and Marx´s<text:s/>frameworks on specific topics, from which a conclusion is drawn based on alienation as the central phenomenon in Marx´s<text:s/>framework.</text:p>
      <text:p text:style-name="P3">On human beings:</text:p>
      <text:p text:style-name="P4">Hegel:</text:p>
      <text:p text:style-name="P5">Human beings are defined for Hegel in that they are self-conscious, because they can identify their self, their identity separated from others outside of themselves, i.e. can discern themselves as individuals from other human beings<text:span text:style-name="Fußnotenzeichen"><text:note text:note-class="footnote" text:id="_ftn0"><text:note-citation>1</text:note-citation><text:note-body><text:p text:style-name="Fußnotentext"><text:s/>Hegel, Georg Willhelm<text:s/>Friedrich.<text:s/><text:span text:style-name="T6">Phenomenology of Mind.</text:span><text:s/>“Lordship and Bondage”, pp. 111-119</text:p></text:note-body></text:note></text:span>(p. 111). Self-consciousness is then the result of a conflict of domination of two consciousnesses, who respectively deny everything outside of themselves in the first place due to their<text:s/>respective absolute quality (Hegel, “Lordship and Bondage”, p. 111). Being self-conscious is then understood as having the knowledge about being an individual human being, where this very individuality is defined in relation to a great humankind. Thus, of<text:s/>having the knowledge of yourself as an individual human being, that the others outside of yourself too are individual human beings (hence they are also aware of their very individuality), and that you all share something in common and make up a universal human society (Hegel, “Lordship and Bondage, p.112).<text:s/></text:p>
      <text:p text:style-name="P7">Marx:</text:p>
      <text:p text:style-name="P8">Marx, in contrast, has a different understanding of human beings. For Marx, a human being is a species being, because she*he perceives her*his own species as an object. Human beings therefore have<text:s/>the potential to work on their own species. You can only talk about humans<text:s/><text:soft-page-break/>as an ensemble of social relations, not about individual ones. The human essence, human´s species life, is then, for Marx, the social production<text:s/>you produce within social relations. What separates men is the conscious ability to produce, to produce not only for immediate needs and not only for themselves as animals do. What defines us as human beings (i.e. our species-life) is conscious, creative, social production (Marx, Karl.<text:s/><text:span text:style-name="T9">The<text:s/></text:span><text:span text:style-name="T10">Marx-Engels Reader.<text:s/></text:span>“Theses on Feuerbach”, pp. 143-145, thesis VI).</text:p>
      <text:p text:style-name="P11">On the dialectical process:</text:p>
      <text:p text:style-name="P12"><text:span text:style-name="T13">Hegel:</text:span></text:p>
      <text:p text:style-name="P14">The dialectical process is, for Hegel, based on the assumption that reality consists of dialectical contradictions, which unavoidably determine their change and future form. The human spirit comes into a contradiction with itself and, through this dialectical struggle between the inner-contradictions of the respective phenomena, gives birth to the objective reality.</text:p>
      <text:p text:style-name="P15"><text:span text:style-name="T16">Therefore, having an idea A will, throug</text:span><text:span text:style-name="T17">h the true inner-contradictions of A, give birth to a phenomenon B, which is the negation of A. Through a dialectical process, A and B will be sublated by a new moment C</text:span><text:span text:style-name="T18"><text:note text:note-class="footnote" text:id="_ftn1"><text:note-citation>2</text:note-citation><text:note-body><text:p text:style-name="Fußnotentext"><text:s/><text:span text:style-name="reference-text">Hegel, Georg Wilhelm Friedrich. 1812 “</text:span><text:span text:style-name="T19">Science of Logic</text:span><text:span text:style-name="reference-text">”.<text:s/></text:span><text:span text:style-name="T20">London. Allen &amp; Unwin. §§1</text:span><text:span text:style-name="T21">76–179.</text:span></text:p></text:note-body></text:note></text:span><text:span text:style-name="T22">. No external intervention, which would solve the argument between A and B, is necessary here, since it is the inner-contradictions of A which represent the forces that push the dialectical process and therefore humanity forward. C, then, consists o</text:span><text:span text:style-name="T23">f the positive elements of A and B, it therefore transcends and preserves them (Hegel, “</text:span><text:span text:style-name="T24">Science of Logic”,<text:s/></text:span><text:span text:style-name="reference-text">§185).</text:span></text:p>
      <text:p text:style-name="P25">This dialectical process of Hegel can now be used to understand his central master and slave dialectic. Self-consciousness can only be attained through a life-and-death struggle,<text:s/>into<text:s/>which the two interacting consciousnesses enter so that there will be no other outside of the respective consciousness. The following fear of death generates a breaking point in the dialectical process.<text:s/><text:soft-page-break/>Only by staking<text:s/>its own life can a consciousness achieve liberty (Hegel, “Lordship and Bondage”, p.114). The moment of domination in this life-and-death struggle is, however, not yet a moment of mutual recognition of master and slave (dominating and dominated consciousness), they are not yet self-conscious. The master, then, depends from there on out on the recognition of the slave, who has to legitimize the absolute domination of the master (Hegel, “Lordship and Bondage”, p. 116). The slave, however, does not depend on the recognition of the master, which implies a paradox, since the slave is now independent of the master (Hegel, “Lordship and Bondage”, p. 117). The competing dynamics of mutual recognition and objectification is therefore what makes up social life. This dialectical master-slave relation can, for Hegel, end in mutual recognition. The master recognizes that she*he cannot be recognized by someone she*he deems inferior. Whilst the slave is already at an advantageous position to attain self-consciousness, the master will now recognize that,<text:s/>by domination of the slave,<text:s/>she*he debases himself from her*his human nature and, thereby, limits herself*himself in the attainment of her*his self-consciousness (Hegel, “Lordship and Bondage”, pp.118). As we will see later, Marx, in contrast to Hegel, does not deem a solution of mutual recognition of the master-slave´s<text:s/>dialectical relation possible, because Marx explains the exploitation of one social class by another, thus the class struggle, through the struggle for recognition<text:s/>between master and slave</text:p>
      <text:p text:style-name="P26">Marx:<text:s/></text:p>
      <text:p text:style-name="P27"><text:span text:style-name="T28">The dialectical method of Marx draws its foundations from Hegel´s dialectical method. Hegel discusses consciousness through recognition, whereas Marx rejects the notion that changes in the consciousness of individuals will b</text:span><text:span text:style-name="T29">ring about changes in the consciousnesses in the world. Marx postulates that the objectified reality can be explained through its material relations and through their evolution, in contrast to Hegel´s dialectical method, which tries to explain the objectif</text:span><text:span text:style-name="T30">ied reality as the realization of an absolute, divine spirit. Where Hegel uses the idea of an absolute, divine spirit, Marx uses the economic, material absolute of the production process, or, to be more precise, of labor generating the objective reality, w</text:span><text:span text:style-name="T31">hich exists outside and independently of<text:s/></text:span><text:soft-page-break/><text:span text:style-name="T32">the human consciousness</text:span><text:span text:style-name="T33"><text:note text:note-class="footnote" text:id="_ftn2"><text:note-citation>3</text:note-citation><text:note-body><text:p text:style-name="Fußnotentext"><text:span text:style-name="T34"><text:s/>Marx, Karl.<text:s/></text:span><text:span text:style-name="T35">The Marx-Engels Reader. Edited by Robert C. Tucker. 2</text:span><text:span text:style-name="T36">nd</text:span><text:span text:style-name="T37"><text:s/>Edition.<text:s/></text:span>“German Ideology”, pp. 154-155</text:p></text:note-body></text:note></text:span><text:span text:style-name="T38">. This modification of Hegel´s dialectical method is summarized in Marx´</text:span><text:span text:style-name="T39">s</text:span><text:span text:style-name="T40"><text:s/>saying,<text:s/></text:span><text:span text:style-name="T41">that “It is not the consciousness of men that determines their existence, but their social existence that determines their consciousness”</text:span><text:span text:style-name="T42"><text:note text:note-class="footnote" text:id="_ftn3"><text:note-citation>4</text:note-citation><text:note-body><text:p text:style-name="Fußnotentext"><text:s/>Marx, Karl. "A contribution to the critique of political economy." In<text:s/><text:span text:style-name="T43">Marx Today</text:span>, p. 92. Palgrave Macmillan, New<text:s/>York, 2010</text:p></text:note-body></text:note></text:span>. According to Marx,<text:s/>consciousness is material activity of real human beings based on materialist conditions, “life is not determined by consciousness, but consciousness by life” (Marx, “The German Ideology”, p. 155).</text:p>
      <text:p text:style-name="P44">Marx changes the order of cause and effect as defined by Hegel, Men act and change the consciousness through their action<text:span text:style-name="Fußnotenzeichen"><text:s/></text:span><text:s/>(Marx, “The German Ideology”, p. 164). In Marx´s<text:s/>framework, you need an active political movement motivated by the existing conditions that pushes the dialectical process forward to a synthesis to create a new consciousness through political action.</text:p>
      <text:p text:style-name="P45">Marx, therefore, uses his dialectic method to analyze history as being built up through successive stages of mode of production, whereas Hegel understands history<text:s/>to<text:s/>be<text:s/>built up through successive stages of absolute spirit (Marx, “The German Ideology”, p. 164). Marx uses his dialectical method to describe communism as the synthesis of the class struggle. Communism describes the dialectical process itself and is therefore nondeterministic (Marx, “The German Ideology”, p. 162).</text:p>
      <text:p text:style-name="P46"/>
      <text:p text:style-name="P47"><text:span text:style-name="T48">Altogether, the concept of alienation is central in Marx´</text:span><text:span text:style-name="T49">s</text:span><text:span text:style-name="T50"><text:s/>framework.<text:s/></text:span><text:span text:style-name="T51">Hegel understands alienation in terms of self-creativity and self-discovery</text:span><text:span text:style-name="T52"><text:note text:note-class="footnote" text:id="_ftn4"><text:note-citation>5</text:note-citation><text:note-body><text:p text:style-name="Fußnotentext"><text:s/>Marx, Karl. "Economic and Philosophical Manuscripts."<text:s/><text:span text:style-name="T53">Early writings</text:span><text:s/>333 (1844). p. 190</text:p></text:note-body></text:note></text:span><text:span text:style-name="T54">. For Marx, as we will see, it is the result of the capitalist mode of production.<text:s/></text:span><text:span text:style-name="T55">In the context of Hegel´s dialectic method of the absolute spirit, societ</text:span><text:span text:style-name="T56">y</text:span><text:span text:style-name="T57">´</text:span><text:span text:style-name="T58">s</text:span><text:span text:style-name="T59"><text:s/>end goal is to transcend the alienation from nature by</text:span><text:span text:style-name="T60"><text:s/>fully realizing your position as an individual in human society and its connection to nature.<text:s/></text:span>Marx, in contrast, understands Hegel´s dialectical master-slave relation, as was hinted at above, in the following way. The master begins to force the slave to produce for the master´s needs: the master consumes, and the slave produces. <text:s/>The true human<text:s/><text:soft-page-break/>emancipation lies therefore within the potential of human beings to creatively produce whatever and whenever you want. You cannot force a free human being to produce.<text:s/><text:span text:style-name="T61">Finding yourself in the products of your labor is essential to achieve self- consciousness, since it represents your species-life. The slave begins to find himself in<text:s/></text:span><text:span text:style-name="T62">the<text:s/></text:span><text:span text:style-name="T63">object of<text:s/></text:span><text:span text:style-name="T64">her*</text:span><text:span text:style-name="T65">his own labor and therefore achieves more self- consciousness. The master, h</text:span><text:span text:style-name="T66">owever, is not able to find<text:s/></text:span><text:span text:style-name="T67">herself*</text:span><text:span text:style-name="T68">himself in the objects of<text:s/></text:span><text:span text:style-name="T69">her*</text:span><text:span text:style-name="T70">his product, since<text:s/></text:span><text:span text:style-name="T71">she*</text:span><text:span text:style-name="T72">he solely depends on the recognition of the slave (Marx, “Economic and Philosophical Manuscripts of 1844”, p.81). <text:s/>Marx conclusion of this paradox, which was discussed in terms of Heg</text:span><text:span text:style-name="T73">el´s conclusion above, is that the master will eventually disappear, when the slave achieves self- consciousness (independently of recognition of<text:s/></text:span><text:span text:style-name="T74">the<text:s/></text:span><text:span text:style-name="T75">master) and will overthrow<text:s/></text:span><text:span text:style-name="T76">the<text:s/></text:span><text:span text:style-name="T77">master and arrive at</text:span><text:span text:style-name="T78"><text:s/>a</text:span><text:span text:style-name="T79"><text:s/>synthesis of free self- consciousness (Marx, “Economic and Phi</text:span><text:span text:style-name="T80">losophical Manuscripts of 1844”, pp. 84-85). <text:s/></text:span></text:p>
      <text:p text:style-name="Standard">Marx therefore arrives, through a modification of Hegel´s dialectical discussion of self-consciousness, at the conclusion, that the goal of human society is therefore to create the freest possible conditions for human individuals to thrive. This conclusion, which is obtained through Hegel´s dialectical foundation, shapes Marx´s<text:s/>critique of capitalism, since, under capitalism as mode of production, alienation from human nature is inherently built into the system<text:span text:style-name="Fußnotenzeichen"><text:note text:note-class="footnote" text:id="_ftn5"><text:note-citation>6</text:note-citation><text:note-body><text:p text:style-name="Fußnotentext"><text:s/>Marx, Karl.<text:s/><text:span text:style-name="T81">The Marx-Engels Reader. Edited by Robert C. Tucker. 2</text:span><text:span text:style-name="T82">nd</text:span><text:span text:style-name="T83"><text:s/>Edition.<text:s/></text:span>“Economic and Philosophic Manuscripts of 1844”, p.79</text:p></text:note-body></text:note></text:span><text:s/>(due to the concept of private property) such that the goal can only be met by moving from capitalism to communism.</text:p>
      <text:p text:style-name="Standard">Communism is in this sense the positive transcendence of private property, as it aims to get rid of the understanding of ownership, and therefore necessitates a new consciousness to be created (a consciousness which does not operate on the idea of ownership) (Marx,<text:span text:style-name="T84"><text:s/></text:span>“Economic and Philosophic Manuscripts of 1844”, p.84).</text:p>
      <text:soft-page-break/>
      <text:p text:style-name="Standard">The aim for human society is therefore a free society of equals, free to pursue their potential, free of resource conditions. Communism is then a society which does not define your worth of what you<text:s/>can do in the first place. (Marx, “Economic and Philosophic Manuscripts of 1844”, p. 87, p. 93).</text:p>
      <text:p text:style-name="Standard"><text:span text:style-name="T85">Bibliography:</text:span></text:p>
      <text:p text:style-name="Standard"><text:span text:style-name="T86">[1]<text:s/></text:span>Hegel, Georg Willhelm Friedrich.<text:s/><text:span text:style-name="T87">Phenomenology of Mind.</text:span><text:s/>“Lordship and Bondage”, pp. 111-119.</text:p>
      <text:p text:style-name="Standard"><text:span text:style-name="T88">[2]<text:s/></text:span><text:span text:style-name="reference-text">Hegel, Georg Wilhelm Friedrich. 1812 “</text:span><text:span text:style-name="T89">Science of Logic</text:span><text:span text:style-name="reference-text">”.<text:s/></text:span><text:span text:style-name="T90">London. Allen &amp; Unwin. §§176–179.</text:span></text:p>
      <text:p text:style-name="Standard"><text:span text:style-name="T91">[3]<text:s/></text:span><text:span text:style-name="T92">Marx, Karl.<text:s/></text:span><text:span text:style-name="T93">The Marx-Engels Reader. Edited by Robert C. Tucker. 2</text:span><text:span text:style-name="T94">nd</text:span><text:span text:style-name="T95"><text:s/>Edition.<text:s/></text:span>“German Ideology”,</text:p>
      <text:p text:style-name="Standard"><text:s text:c="6"/>pp. 154-155.</text:p>
      <text:p text:style-name="Standard"><text:span text:style-name="T96">[4]<text:s/></text:span>Marx, Karl. "A contribution to the critique of political economy." In<text:s/><text:span text:style-name="T97">Marx Today</text:span>, p. 92. Palgrave<text:s/></text:p>
      <text:p text:style-name="Standard"><text:s text:c="5"/>Macmillan, New York, 2010.</text:p>
      <text:p text:style-name="Standard"><text:span text:style-name="T98">[5]<text:s/></text:span>Marx, Karl. "Economic and Philosophical Manuscripts."<text:s/><text:span text:style-name="T99">Early writings</text:span><text:s/>333 (1844). p. 190.</text:p>
      <text:p text:style-name="Standard"><text:span text:style-name="T100">[6]<text:s/></text:span>Marx, Karl.<text:s/><text:span text:style-name="T101">The Marx-Engels Reader. Edited by Robert C. Tucker. 2</text:span><text:span text:style-name="T102">nd</text:span><text:span text:style-name="T103"><text:s/>Edition.</text:span></text:p>
      <text:p text:style-name="Standard"><text:span text:style-name="T104"><text:s text:c="6"/></text:span>“Economic and<text:s/>Philosophic Manuscripts of 1844”, p.79</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2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language="en" fo:country="US" fo:hyphenate="false"/>
    </style:style>
    <style:style style:name="Absatz-Standardschriftart" style:display-name="Absatz-Standardschriftart" style:family="text"/>
    <style:style style:name="Listenabsatz" style:display-name="Listenabsatz" style:family="paragraph" style:parent-style-name="Standard">
      <style:paragraph-properties fo:line-height="103%" fo:margin-left="0.5in">
        <style:tab-stops/>
      </style:paragraph-properties>
      <style:text-properties fo:hyphenate="false"/>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StandardWeb" style:display-name="Standard (Web)" style:family="paragraph" style:parent-style-name="Standard">
      <style:paragraph-properties fo:margin-top="0.0694in" fo:margin-bottom="0.0694in" fo:line-height="100%"/>
      <style:text-properties style:font-name="Times New Roman" style:font-name-asian="Times New Roman" fo:font-size="12pt" style:font-size-asian="12pt" style:font-size-complex="12pt" fo:language="de" fo:country="DE" style:language-asian="de" style:country-asian="DE" fo:hyphenate="false"/>
    </style:style>
    <style:style style:name="reference-text" style:display-name="reference-text" style:family="text" style:parent-style-name="Absatz-Standardschriftart"/>
    <style:style style:name="Fußnotentext" style:display-name="Fußnotentext" style:family="paragraph" style:parent-style-name="Standard">
      <style:paragraph-properties fo:margin-bottom="0in" fo:line-height="100%"/>
      <style:text-properties fo:font-size="10pt" style:font-size-asian="10pt" style:font-size-complex="10pt" fo:hyphenate="false"/>
    </style:style>
    <style:style style:name="FußnotentextZchn" style:display-name="Fußnotentext Zchn" style:family="text" style:parent-style-name="Absatz-Standardschriftart">
      <style:text-properties fo:font-size="10pt" style:font-size-asian="10pt" style:font-size-complex="10pt" fo:language="en" fo:country="US"/>
    </style:style>
    <style:style style:name="Fußnotenzeichen" style:display-name="Fußnotenzeichen" style:family="text" style:parent-style-name="Absatz-Standardschriftart">
      <style:text-properties style:text-position="super 63.6%"/>
    </style:style>
    <style:style style:name="highlight" style:display-name="highlight" style:family="text" style:parent-style-name="Absatz-Standardschriftart"/>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text-properties fo:language="en" fo:country="US"/>
    </style:style>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text-properties fo:language="en" fo:country="US"/>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imoPreis</meta:initial-creator>
    <dc:creator>ThimoPreis</dc:creator>
    <meta:creation-date>2018-07-21T12:41:00Z</meta:creation-date>
    <dc:date>2018-07-22T21:07:00Z</dc:date>
    <meta:print-date>2018-07-22T01:24:00Z</meta:print-date>
    <meta:template xlink:href="Normal.dotm" xlink:type="simple"/>
    <meta:editing-cycles>179</meta:editing-cycles>
    <meta:editing-duration>PT0S</meta:editing-duration>
    <meta:document-statistic meta:page-count="6" meta:paragraph-count="21" meta:word-count="1622" meta:character-count="10847" meta:row-count="77" meta:non-whitespace-character-count="9246"/>
  </office:meta>
</office:document-meta>
</file>